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B000002730F76C995B0DE85A9.png" manifest:media-type="image/png"/>
  <manifest:file-entry manifest:full-path="Pictures/100002010000034D0000024490CDFEC2647323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e181e" style:font-name="Arial"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ce181e"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ce181e" style:font-name="Arial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04cm" svg:x="0.901cm" svg:y="15.618cm">
          <draw:image xlink:href="Pictures/100002010000034D0000024490CDFEC2647323DA.png" xlink:type="simple" xlink:show="embed" xlink:actuate="onLoad">
            <text:p/>
          </draw:image>
        </draw:frame>
        <draw:frame draw:style-name="gr1" draw:text-style-name="P1" draw:layer="layout" svg:width="18.999cm" svg:height="12.472cm" svg:x="1.001cm" svg:y="3.152cm">
          <draw:image xlink:href="Pictures/10000201000003BB000002730F76C995B0DE85A9.png" xlink:type="simple" xlink:show="embed" xlink:actuate="onLoad">
            <text:p/>
          </draw:image>
        </draw:frame>
        <draw:frame draw:style-name="gr2" draw:text-style-name="P3" draw:layer="layout" svg:width="19cm" svg:height="1.987cm" svg:x="1cm" svg:y="1.323cm">
          <draw:text-box>
            <text:p text:style-name="P2"><text:span text:style-name="T1">Implementation of an ION compliant endpoint using the ThingsPing libra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6T17:28:54.313406480</meta:creation-date>
    <dc:date>2020-04-26T17:40:17.925850266</dc:date>
    <meta:editing-duration>PT1M3S</meta:editing-duration>
    <meta:editing-cycles>1</meta:editing-cycles>
    <meta:document-statistic meta:object-count="3"/>
    <meta:generator>LibreOffice/6.0.7.3$Linux_X86_64 LibreOffice_project/00m0$Build-3</meta:generator>
  </office:meta>
</office:document-meta>
</file>